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808080" draw:marker-start-width="0.279cm" draw:marker-end-width="0.279cm" draw:fill="solid" draw:fill-color="#b2b2b2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draw:marker-start-width="0.279cm" draw:marker-end-width="0.279cm" draw:fill-color="#b2b2b2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4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draw:marker-start-width="0.358cm" draw:marker-end-width="0.358cm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dash" draw:stroke-dash="Ultrafine_20_Dashed" svg:stroke-width="0.053cm" svg:stroke-color="#000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10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draw:marker-start="Arrow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="Arrow" draw:marker-start-width="0.321cm" draw:marker-end-width="0.321cm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svg:stroke-width="0.035cm" draw:marker-start-width="0.253cm" draw:marker-end="Arrow" draw:marker-end-width="0.3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5" draw:id="id5" draw:layer="layout" svg:width="1.658cm" svg:height="1.225cm" svg:x="5.344cm" svg:y="3.785cm">
          <text:p/>
        </draw:rect>
        <draw:rect draw:style-name="gr1" draw:text-style-name="P1" xml:id="id6" draw:id="id6" draw:layer="layout" svg:width="2.876cm" svg:height="1.995cm" svg:x="8.725cm" svg:y="3.459cm">
          <text:p/>
        </draw:rect>
        <draw:rect draw:style-name="gr2" draw:text-style-name="P1" xml:id="id2" draw:id="id2" draw:layer="layout" svg:width="1.725cm" svg:height="0.981cm" svg:x="18.719cm" svg:y="4.031cm">
          <text:p/>
        </draw:rect>
        <draw:rect draw:style-name="gr1" draw:text-style-name="P1" xml:id="id1" draw:id="id1" draw:layer="layout" svg:width="2.96cm" svg:height="1.942cm" svg:x="13.922cm" svg:y="6.508cm">
          <text:p/>
        </draw:rect>
        <draw:custom-shape draw:style-name="gr3" draw:text-style-name="P1" draw:layer="layout" svg:width="2.104cm" svg:height="1.867cm" draw:transform="rotate (-1.55456476475224) translate (22.317cm 3.423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2" draw:text-style-name="P1" xml:id="id3" draw:id="id3" draw:layer="layout" svg:width="1.725cm" svg:height="0.981cm" svg:x="18.659cm" svg:y="9.989cm">
          <text:p/>
        </draw:rect>
        <draw:custom-shape draw:style-name="gr3" draw:text-style-name="P1" draw:layer="layout" svg:width="2.104cm" svg:height="1.867cm" draw:transform="rotate (-1.55456476475224) translate (22.257cm 9.381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" draw:text-style-name="P1" draw:layer="layout" svg:x1="16.882cm" svg:y1="7.479cm" svg:x2="18.719cm" svg:y2="4.521cm" draw:start-shape="id1" draw:start-glue-point="1" draw:end-shape="id2" svg:d="M16882 7479h919v-2958h918">
          <text:p/>
        </draw:connector>
        <draw:connector draw:style-name="gr5" draw:text-style-name="P1" draw:layer="layout" draw:line-skew="0.034cm" svg:x1="16.882cm" svg:y1="7.479cm" svg:x2="18.659cm" svg:y2="10.479cm" draw:start-shape="id1" draw:start-glue-point="1" draw:end-shape="id3" draw:end-glue-point="3" svg:d="M16882 7479h923v3000h854">
          <text:p/>
        </draw:connector>
        <draw:rect draw:style-name="gr6" draw:text-style-name="P1" xml:id="id4" draw:id="id4" draw:layer="layout" svg:width="11.298cm" svg:height="6.808cm" svg:x="1.194cm" svg:y="3.039cm">
          <text:p/>
        </draw:rect>
        <draw:connector draw:style-name="gr4" draw:text-style-name="P1" draw:layer="layout" svg:x1="12.492cm" svg:y1="6.443cm" svg:x2="13.922cm" svg:y2="7.479cm" draw:start-shape="id4" draw:start-glue-point="1" draw:end-shape="id1" draw:end-glue-point="3" svg:d="M12492 6443h715v1036h715">
          <text:p/>
        </draw:connector>
        <draw:custom-shape draw:style-name="gr7" draw:text-style-name="P1" draw:layer="layout" svg:width="1.502cm" svg:height="5.072cm" svg:x="26.247cm" svg:y="4.8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" draw:text-style-name="P2" draw:layer="layout" svg:width="2.445cm" svg:height="1.276cm" svg:x="14.219cm" svg:y="6.78cm">
          <draw:text-box>
            <text:p text:style-name="P2">SDR</text:p>
          </draw:text-box>
        </draw:frame>
        <draw:frame draw:style-name="gr8" draw:text-style-name="P2" draw:layer="layout" svg:width="2.394cm" svg:height="1.276cm" svg:x="12.892cm" svg:y="9.383cm">
          <draw:text-box>
            <text:p text:style-name="P2">USB</text:p>
          </draw:text-box>
        </draw:frame>
        <draw:frame draw:style-name="gr8" draw:text-style-name="P2" draw:layer="layout" svg:width="3.317cm" svg:height="1.276cm" svg:x="19.109cm" svg:y="5.688cm">
          <draw:text-box>
            <text:p text:style-name="P2">Bocina</text:p>
          </draw:text-box>
        </draw:frame>
        <draw:frame draw:style-name="gr8" draw:text-style-name="P2" draw:layer="layout" svg:width="3.317cm" svg:height="1.276cm" svg:x="19.225cm" svg:y="11.67cm">
          <draw:text-box>
            <text:p text:style-name="P2">Bocina</text:p>
          </draw:text-box>
        </draw:frame>
        <draw:frame draw:style-name="gr8" draw:text-style-name="P2" draw:layer="layout" svg:width="3.059cm" svg:height="1.276cm" svg:x="25.092cm" svg:y="3.132cm">
          <draw:text-box>
            <text:p text:style-name="P2">Target</text:p>
          </draw:text-box>
        </draw:frame>
        <draw:frame draw:style-name="gr8" draw:text-style-name="P2" draw:layer="layout" svg:width="1.67cm" svg:height="1.276cm" svg:x="18.737cm" svg:y="2.668cm">
          <draw:text-box>
            <text:p text:style-name="P2">TX</text:p>
          </draw:text-box>
        </draw:frame>
        <draw:frame draw:style-name="gr8" draw:text-style-name="P2" draw:layer="layout" svg:width="1.772cm" svg:height="1.276cm" svg:x="18.708cm" svg:y="8.477cm">
          <draw:text-box>
            <text:p text:style-name="P2">RX</text:p>
          </draw:text-box>
        </draw:frame>
        <draw:frame draw:style-name="gr8" draw:layer="layout" svg:width="2.898cm" svg:height="0.963cm" svg:x="8.632cm" svg:y="3.939cm">
          <draw:text-box>
            <text:p>osmcom</text:p>
          </draw:text-box>
        </draw:frame>
        <draw:rect draw:style-name="gr1" draw:text-style-name="P1" xml:id="id9" draw:id="id9" draw:layer="layout" svg:width="2.876cm" svg:height="1.995cm" svg:x="8.638cm" svg:y="7.515cm">
          <text:p/>
        </draw:rect>
        <draw:frame draw:style-name="gr8" draw:layer="layout" svg:width="2.898cm" svg:height="0.963cm" svg:x="8.718cm" svg:y="8.032cm">
          <draw:text-box>
            <text:p>osmcom</text:p>
          </draw:text-box>
        </draw:frame>
        <draw:rect draw:style-name="gr1" draw:text-style-name="P1" xml:id="id8" draw:id="id8" draw:layer="layout" svg:width="2.71cm" svg:height="1.461cm" svg:x="5.124cm" svg:y="7.751cm">
          <text:p/>
        </draw:rect>
        <draw:rect draw:style-name="gr1" draw:text-style-name="P1" xml:id="id7" draw:id="id7" draw:layer="layout" svg:width="2.098cm" svg:height="1.803cm" svg:x="2.126cm" svg:y="7.554cm">
          <text:p/>
        </draw:rect>
        <draw:frame draw:style-name="gr8" draw:layer="layout" svg:width="1.632cm" svg:height="0.963cm" svg:x="2.328cm" svg:y="7.916cm">
          <draw:text-box>
            <text:p>GUI</text:p>
          </draw:text-box>
        </draw:frame>
        <draw:frame draw:style-name="gr8" draw:layer="layout" svg:width="2.72cm" svg:height="0.963cm" svg:x="5.165cm" svg:y="8.108cm">
          <draw:text-box>
            <text:p>FILTRO</text:p>
          </draw:text-box>
        </draw:frame>
        <draw:frame draw:style-name="gr9" draw:layer="layout" svg:width="2.664cm" svg:height="1.675cm" svg:x="5.249cm" svg:y="3.963cm">
          <draw:text-box>
            <text:p>VCO</text:p>
          </draw:text-box>
        </draw:frame>
        <draw:connector draw:style-name="gr10" draw:text-style-name="P1" draw:layer="layout" draw:type="line" svg:x1="3.969cm" svg:y1="4.423cm" svg:x2="5.344cm" svg:y2="4.397cm" draw:end-shape="id5" draw:end-glue-point="3" svg:d="M3969 4423l1375-26">
          <text:p/>
        </draw:connector>
        <draw:connector draw:style-name="gr10" draw:text-style-name="P1" draw:layer="layout" draw:type="line" svg:x1="7.002cm" svg:y1="4.397cm" svg:x2="8.725cm" svg:y2="4.456cm" draw:start-shape="id5" draw:start-glue-point="1" draw:end-shape="id6" draw:end-glue-point="3" svg:d="M7002 4397l1723 59">
          <text:p/>
        </draw:connector>
        <draw:connector draw:style-name="gr11" draw:text-style-name="P1" draw:layer="layout" draw:type="line" svg:x1="4.224cm" svg:y1="8.455cm" svg:x2="5.124cm" svg:y2="8.481cm" draw:start-shape="id7" draw:start-glue-point="1" draw:end-shape="id8" draw:end-glue-point="3" svg:d="M4224 8455l900 26">
          <text:p/>
        </draw:connector>
        <draw:connector draw:style-name="gr11" draw:text-style-name="P1" draw:layer="layout" draw:type="line" svg:x1="7.834cm" svg:y1="8.481cm" svg:x2="8.638cm" svg:y2="8.512cm" draw:start-shape="id8" draw:start-glue-point="1" draw:end-shape="id9" draw:end-glue-point="3" svg:d="M7834 8481l804 31">
          <text:p/>
        </draw:connector>
        <draw:connector draw:style-name="gr12" draw:text-style-name="P1" draw:layer="layout" draw:line-skew="-0.906cm" svg:x1="11.514cm" svg:y1="8.512cm" svg:x2="12.492cm" svg:y2="6.443cm" draw:start-shape="id9" draw:start-glue-point="1" draw:end-shape="id4" draw:end-glue-point="1" svg:d="M11514 8512h599v-2069h379">
          <text:p/>
        </draw:connector>
        <draw:connector draw:style-name="gr13" draw:text-style-name="P1" draw:layer="layout" draw:line-skew="-0.906cm" svg:x1="11.601cm" svg:y1="4.456cm" svg:x2="12.492cm" svg:y2="6.443cm" draw:start-shape="id6" draw:start-glue-point="1" draw:end-shape="id4" draw:end-glue-point="1" svg:d="M11601 4456h512v1987h379">
          <text:p/>
        </draw:connector>
        <draw:line draw:style-name="gr14" draw:text-style-name="P1" draw:layer="layout" svg:x1="13.384cm" svg:y1="9.261cm" svg:x2="13.177cm" svg:y2="7.6cm">
          <text:p/>
        </draw:line>
        <draw:rect draw:style-name="gr1" draw:text-style-name="P1" draw:layer="layout" svg:width="5.941cm" svg:height="1.803cm" svg:x="2.545cm" svg:y="10.588cm">
          <text:p/>
        </draw:rect>
        <draw:frame draw:style-name="gr8" xml:id="id10" draw:id="id10" draw:layer="layout" svg:width="4.469cm" svg:height="1.675cm" svg:x="3.39cm" svg:y="10.594cm">
          <draw:text-box>
            <text:p>RESULTADO </text:p>
            <text:p>GRAFICOS</text:p>
          </draw:text-box>
        </draw:frame>
        <draw:connector draw:style-name="gr15" draw:text-style-name="P1" draw:layer="layout" svg:x1="3.175cm" svg:y1="9.357cm" svg:x2="5.624cm" svg:y2="10.594cm" draw:start-shape="id7" draw:end-shape="id10" draw:end-glue-point="0" svg:d="M3175 9357v632h2449v605">
          <text:p/>
        </draw:connector>
        <draw:connector draw:style-name="gr16" draw:text-style-name="P1" draw:layer="layout" draw:type="line" svg:x1="22.909cm" svg:y1="11.486cm" svg:x2="27.426cm" svg:y2="11.486cm" svg:d="M22909 11486h4517">
          <text:p/>
        </draw:connector>
        <draw:frame draw:style-name="gr8" draw:text-style-name="P2" draw:layer="layout" svg:width="4.287cm" svg:height="1.276cm" svg:x="22.969cm" svg:y="9.992cm">
          <draw:text-box>
            <text:p text:style-name="P2">Distancia</text:p>
          </draw:text-box>
        </draw:frame>
        <draw:frame draw:style-name="gr8" draw:text-style-name="P2" draw:layer="layout" svg:width="8.524cm" svg:height="1.276cm" svg:x="1.543cm" svg:y="1.797cm">
          <draw:text-box>
            <text:p text:style-name="P2">Software - gnuradio</text:p>
          </draw:text-box>
        </draw:frame>
        <draw:frame draw:style-name="gr8" draw:text-style-name="P2" draw:layer="layout" svg:width="4.337cm" svg:height="1.276cm" svg:x="13.283cm" svg:y="4.778cm">
          <draw:text-box>
            <text:p text:style-name="P2">Blade RF</text:p>
          </draw:text-box>
        </draw:frame>
        <draw:rect draw:style-name="gr1" draw:text-style-name="P1" draw:layer="layout" svg:width="1.658cm" svg:height="1.225cm" svg:x="2.278cm" svg:y="3.786cm">
          <text:p/>
        </draw:rect>
        <draw:line draw:style-name="gr17" draw:text-style-name="P1" draw:layer="layout" svg:x1="2.472cm" svg:y1="4.814cm" svg:x2="3.73cm" svg:y2="4.055cm">
          <text:p/>
        </draw:line>
        <draw:frame draw:style-name="gr18" draw:layer="layout" svg:width="3.139cm" svg:height="0.963cm" svg:x="1.605cm" svg:y="5.248cm">
          <draw:text-box>
            <text:p>triangular</text:p>
          </draw:text-box>
        </draw:frame>
        <draw:frame draw:style-name="gr9" draw:layer="layout" svg:width="2.664cm" svg:height="1.675cm" svg:x="5.249cm" svg:y="3.964cm">
          <draw:text-box>
            <text:p>VC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8-25T22:05:18.83</meta:creation-date>
    <dc:date>2021-08-26T00:37:54.46</dc:date>
    <meta:editing-duration>PT1H1M11S</meta:editing-duration>
    <meta:editing-cycles>5</meta:editing-cycles>
    <meta:generator>OpenOffice/4.1.7$Win32 OpenOffice.org_project/417m1$Build-9800</meta:generator>
    <meta:document-statistic meta:object-count="45"/>
  </office:meta>
</office:document-meta>
</file>